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15.294cm" fo:min-width="7.364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9.319cm" fo:min-width="6.845cm" fo:padding-top="0.177cm" fo:padding-bottom="0.177cm" fo:padding-left="0.302cm" fo:padding-right="0.302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bottom" draw:auto-grow-height="false" fo:min-height="4.599cm" fo:min-width="7.118cm" fo:padding-top="0.177cm" fo:padding-bottom="0.177cm" fo:padding-left="0.302cm" fo:padding-right="0.302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666666" draw:fill-color="#000000" draw:textarea-horizontal-align="justify" draw:textarea-vertical-align="middle" draw:auto-grow-height="false" fo:min-height="1.469cm" fo:min-width="4.39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666666" draw:fill-color="#000000" draw:textarea-horizontal-align="justify" draw:textarea-vertical-align="middle" draw:auto-grow-height="false" fo:min-height="1.577cm" fo:min-width="4.75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666666" draw:fill-color="#000000" draw:textarea-horizontal-align="justify" draw:textarea-vertical-align="middle" draw:auto-grow-height="false" fo:min-height="1.63cm" fo:min-width="4.69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8" style:family="graphic" style:parent-style-name="objectwithoutfill">
      <style:graphic-properties svg:stroke-width="0.212cm" svg:stroke-color="#355269" draw:marker-start="Arrowheads_20_4" draw:marker-start-width="0.618cm" draw:marker-end="Arrowheads_20_5" draw:marker-end-width="0.618cm" draw:fill="none" draw:textarea-vertical-align="middle" fo:padding-top="0.231cm" fo:padding-bottom="0.231cm" fo:padding-left="0.356cm" fo:padding-right="0.356cm" loext:decorative="false"/>
      <style:paragraph-properties style:writing-mode="lr-tb"/>
    </style:style>
    <style:style style:name="gr9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top" fo:padding-top="0.231cm" fo:padding-bottom="0.231cm" fo:padding-left="0.356cm" fo:padding-right="0.356cm" loext:decorative="false"/>
    </style:style>
    <style:style style:name="gr10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 Black"/>
    </style:style>
    <style:style style:name="P2" style:family="paragraph">
      <loext:graphic-properties draw:fill="solid" draw:fill-color="#c1eba4"/>
      <style:paragraph-properties fo:text-align="center" style:writing-mode="lr-tb"/>
      <style:text-properties style:font-name="Arial Black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Arial" fo:font-size="16pt" fo:font-weight="normal"/>
    </style:style>
    <style:style style:name="P6" style:family="paragraph">
      <loext:graphic-properties draw:fill-color="#000000"/>
      <style:paragraph-properties fo:text-align="center" style:writing-mode="lr-tb"/>
      <style:text-properties style:font-name="Arial" fo:font-size="16pt" fo:font-weight="normal"/>
    </style:style>
    <style:style style:name="P7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Arial" fo:font-weight="normal"/>
    </style:style>
    <style:style style:name="P10" style:family="paragraph">
      <loext:graphic-properties draw:fill-color="#000000"/>
      <style:paragraph-properties fo:text-align="center" style:writing-mode="lr-tb"/>
      <style:text-properties fo:color="#ffffff" loext:opacity="100%" style:font-name="Arial" fo:font-weight="normal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5" style:family="paragraph">
      <style:paragraph-properties fo:text-align="center" style:writing-mode="lr-tb"/>
      <style:text-properties style:font-name="Arial" fo:font-size="16pt" fo:font-weight="normal" style:font-size-asian="16pt" style:font-size-complex="16pt"/>
    </style:style>
    <style:style style:name="P16" style:family="paragraph">
      <loext:graphic-properties draw:fill-color="#000000"/>
      <style:paragraph-properties fo:text-align="center" style:writing-mode="lr-tb"/>
      <style:text-properties style:font-name="Arial" fo:font-size="16pt" fo:font-weight="normal" style:font-size-asian="16pt" style:font-size-complex="16pt"/>
    </style:style>
    <style:style style:name="T1" style:family="text">
      <style:text-properties style:font-name="Arial Black"/>
    </style:style>
    <style:style style:name="T2" style:family="text">
      <style:text-properties style:font-name="Arial" fo:font-size="16pt" fo:font-weight="normal"/>
    </style:style>
    <style:style style:name="T3" style:family="text">
      <style:text-properties fo:color="#ffffff" loext:opacity="100%" style:font-name="Arial" fo:font-weight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6pt" fo:font-weight="normal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3cm" svg:height="16.51cm" svg:x="16.617cm" svg:y="2.27cm">
          <text:p text:style-name="P1"><text:span text:style-name="T1">Blockch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255cm" svg:height="10.479cm" svg:x="4.311cm" svg:y="2.302cm">
          <text:p text:style-name="P1"><text:span text:style-name="T1">Servers</text:span></text:p>
          <text:p text:style-name="P1"><text:span text:style-name="T1">of Node Oper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256cm" svg:height="5.487cm" svg:x="4.31cm" svg:y="13.18cm">
          <text:p text:style-name="P1"><text:span text:style-name="T1">The 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5.08cm" svg:height="1.905cm" svg:x="6.398cm" svg:y="6.71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2" draw:id="id2" draw:layer="layout" svg:width="5.452cm" svg:height="2.023cm" svg:x="17.985cm" svg:y="5.162cm">
          <text:p text:style-name="P5"><text:span text:style-name="T2">Gora</text:span></text:p>
          <text:p text:style-name="P5"><text:span text:style-name="T2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" draw:id="id1" draw:layer="layout" svg:width="5.397cm" svg:height="2.082cm" svg:x="18.013cm" svg:y="14.64cm">
          <text:p text:style-name="P5"><text:span text:style-name="T2">Customer</text:span></text:p>
          <text:p text:style-name="P5"><text:span text:style-name="T2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3" draw:id="id3" draw:layer="layout" svg:x1="20.711cm" svg:y1="14.64cm" svg:x2="20.711cm" svg:y2="7.185cm" draw:start-shape="id1" draw:start-glue-point="0" draw:end-shape="id2" draw:end-glue-point="2" svg:d="M20711 14640v-7455" svg:viewBox="0 0 1 7456">
          <text:p/>
        </draw:connector>
        <draw:connector draw:style-name="gr7" draw:text-style-name="P8" draw:layer="layout" draw:line-skew="1.301cm" svg:x1="20.711cm" svg:y1="10.912cm" svg:x2="11.478cm" svg:y2="7.662cm" draw:start-shape="id3" draw:start-glue-point="0" draw:end-shape="id4" draw:end-glue-point="1" svg:d="M20711 10912h-3469v-3250h-5764" svg:viewBox="0 0 9234 3251">
          <text:p/>
        </draw:connector>
        <draw:custom-shape draw:style-name="gr4" draw:text-style-name="P4" draw:layer="layout" svg:width="5.08cm" svg:height="1.905cm" svg:x="6.098cm" svg:y="7.0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798cm" svg:y="7.3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498cm" svg:y="7.6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6" draw:id="id6" draw:layer="layout" svg:width="5.08cm" svg:height="1.905cm" svg:x="5.198cm" svg:y="7.98cm">
          <text:p text:style-name="P9"><text:span text:style-name="T3">Gora</text:span></text:p>
          <text:p text:style-name="P9"><text:span text:style-name="T3">N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svg:x1="8.939cm" svg:y1="14.01cm" svg:x2="7.738cm" svg:y2="9.885cm" draw:start-shape="id5" draw:start-glue-point="0" draw:end-shape="id6" draw:end-glue-point="2" svg:d="M8939 14010v-2063h-1201v-2062" svg:viewBox="0 0 1202 4126">
          <text:p text:style-name="P11"><text:span text:style-name="T4"><text:s text:c="22"/></text:span><text:span text:style-name="T4">HTTPS</text:span></text:p>
        </draw:connector>
        <draw:connector draw:style-name="gr9" draw:text-style-name="P7" draw:layer="layout" svg:x1="8.938cm" svg:y1="6.71cm" svg:x2="17.985cm" svg:y2="6.173cm" draw:start-shape="id4" draw:start-glue-point="0" draw:end-shape="id2" draw:end-glue-point="3" svg:d="M8938 6710v-537h9047" svg:viewBox="0 0 9048 538">
          <text:p/>
        </draw:connector>
        <draw:connector draw:style-name="gr10" draw:text-style-name="P13" draw:layer="layout" draw:line-skew="0.602cm" svg:x1="23.437cm" svg:y1="6.173cm" svg:x2="23.41cm" svg:y2="15.681cm" draw:start-shape="id2" draw:start-glue-point="1" draw:end-shape="id1" svg:d="M23437 6173h1104v9508h-1131" svg:viewBox="0 0 1132 9509">
          <text:p text:style-name="P12"><text:span text:style-name="T4">Response</text:span></text:p>
        </draw:connector>
        <draw:frame draw:style-name="gr11" draw:text-style-name="P14" draw:layer="layout" svg:width="4.127cm" svg:height="0.962cm" svg:x="16.848cm" svg:y="11.803cm">
          <draw:text-box>
            <text:p text:style-name="P11"><text:span text:style-name="T4">Request</text:span></text:p>
          </draw:text-box>
        </draw:frame>
        <draw:frame draw:style-name="gr12" draw:text-style-name="P14" draw:layer="layout" svg:width="4.121cm" svg:height="1.673cm" svg:x="12.647cm" svg:y="7.899cm">
          <draw:text-box>
            <text:p text:style-name="P11"><text:span text:style-name="T4">Ledger</text:span></text:p>
            <text:p text:style-name="P11"><text:span text:style-name="T4">monitoring</text:span></text:p>
          </draw:text-box>
        </draw:frame>
        <draw:frame draw:style-name="gr12" draw:text-style-name="P14" draw:layer="layout" svg:width="4.121cm" svg:height="1.673cm" svg:x="12.555cm" svg:y="4.508cm">
          <draw:text-box>
            <text:p text:style-name="P11"><text:span text:style-name="T4">Consensus</text:span></text:p>
            <text:p text:style-name="P11"><text:span text:style-name="T4">votes</text:span></text:p>
          </draw:text-box>
        </draw:frame>
        <draw:custom-shape draw:style-name="gr4" draw:text-style-name="P4" xml:id="id5" draw:id="id5" draw:layer="layout" svg:width="5.08cm" svg:height="1.905cm" svg:x="6.399cm" svg:y="14.01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6.099cm" svg:y="14.3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799cm" svg:y="14.6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499cm" svg:y="14.9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layer="layout" svg:width="5.08cm" svg:height="1.905cm" svg:x="5.199cm" svg:y="15.28cm">
          <text:p text:style-name="P15"><text:span text:style-name="T5">Data</text:span></text:p>
          <text:p text:style-name="P15"><text:span text:style-name="T5">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4-10-25T00:42:00.624231274</dc:date>
    <meta:editing-duration>PT12H58M57S</meta:editing-duration>
    <meta:editing-cycles>13</meta:editing-cycles>
    <meta:generator>LibreOffice/7.6.4.1$Linux_X86_64 LibreOffice_project/60$Build-1</meta:generator>
    <meta:document-statistic meta:object-count="23"/>
  </office:meta>
</office:document-meta>
</file>